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-0.444cm" svg:y="-0.444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line draw:style-name="gr1" draw:layer="layout" svg:x1="0.6cm" svg:y1="1.8cm" svg:x2="1.8cm" svg:y2="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negative-shift</dc:title>
    <meta:creation-date>2011-02-07T17:09:4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